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8"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9"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a7425" officeooo:paragraph-rsid="00a93614"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77"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78"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79"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80"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81"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82"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83"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84"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86"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87"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88"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89"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90"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99"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09"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10"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11"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12"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13"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24" style:family="paragraph" style:parent-style-name="Standard" style:list-style-name="L2">
      <style:paragraph-properties fo:text-align="center" style:justify-single-word="false"/>
      <style:text-properties officeooo:paragraph-rsid="0040e881"/>
    </style:style>
    <style:style style:name="P125" style:family="paragraph" style:parent-style-name="Standard" style:list-style-name="L2">
      <style:paragraph-properties fo:text-align="center" style:justify-single-word="false"/>
      <style:text-properties officeooo:paragraph-rsid="004b3e44"/>
    </style:style>
    <style:style style:name="P126" style:family="paragraph" style:parent-style-name="Standard" style:list-style-name="L2">
      <style:paragraph-properties fo:text-align="center" style:justify-single-word="false"/>
      <style:text-properties officeooo:paragraph-rsid="0069de13"/>
    </style:style>
    <style:style style:name="P127" style:family="paragraph" style:parent-style-name="Standard" style:list-style-name="L2">
      <style:paragraph-properties fo:text-align="center" style:justify-single-word="false"/>
      <style:text-properties officeooo:paragraph-rsid="006b2f08"/>
    </style:style>
    <style:style style:name="P128" style:family="paragraph" style:parent-style-name="Standard" style:list-style-name="L2">
      <style:paragraph-properties fo:text-align="center" style:justify-single-word="false"/>
      <style:text-properties officeooo:paragraph-rsid="00776bae"/>
    </style:style>
    <style:style style:name="P129" style:family="paragraph" style:parent-style-name="Standard" style:list-style-name="L2">
      <style:paragraph-properties fo:text-align="center" style:justify-single-word="false"/>
      <style:text-properties officeooo:paragraph-rsid="007e4358"/>
    </style:style>
    <style:style style:name="P130" style:family="paragraph" style:parent-style-name="Standard" style:list-style-name="L2">
      <style:paragraph-properties fo:text-align="center" style:justify-single-word="false"/>
      <style:text-properties officeooo:paragraph-rsid="007f69a9"/>
    </style:style>
    <style:style style:name="P131" style:family="paragraph" style:parent-style-name="Standard" style:list-style-name="L2">
      <style:paragraph-properties fo:text-align="center" style:justify-single-word="false"/>
      <style:text-properties officeooo:paragraph-rsid="0093fa35"/>
    </style:style>
    <style:style style:name="P132" style:family="paragraph" style:parent-style-name="Standard" style:list-style-name="L2">
      <style:paragraph-properties fo:text-align="center" style:justify-single-word="false"/>
      <style:text-properties officeooo:paragraph-rsid="0097c86e"/>
    </style:style>
    <style:style style:name="P133" style:family="paragraph" style:parent-style-name="Standard" style:list-style-name="L2">
      <style:paragraph-properties fo:text-align="center" style:justify-single-word="false"/>
      <style:text-properties officeooo:paragraph-rsid="00a73f40"/>
    </style:style>
    <style:style style:name="P134" style:family="paragraph" style:parent-style-name="Standard" style:list-style-name="L2">
      <style:paragraph-properties fo:text-align="center" style:justify-single-word="false"/>
      <style:text-properties officeooo:paragraph-rsid="00aad7e4"/>
    </style:style>
    <style:style style:name="P135" style:family="paragraph" style:parent-style-name="Standard" style:list-style-name="L2">
      <style:paragraph-properties fo:text-align="center" style:justify-single-word="false"/>
      <style:text-properties officeooo:paragraph-rsid="00b0c2a1"/>
    </style:style>
    <style:style style:name="P13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3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3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39"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officeooo:rsid="00426982"/>
    </style:style>
    <style:style style:name="T26" style:family="text">
      <style:text-properties officeooo:rsid="0043036b"/>
    </style:style>
    <style:style style:name="T27" style:family="text">
      <style:text-properties officeooo:rsid="00443ef8"/>
    </style:style>
    <style:style style:name="T28" style:family="text">
      <style:text-properties fo:font-variant="normal" fo:text-transform="none" fo:color="#29303b" style:font-name="sf pro text" fo:font-size="11.25pt" fo:letter-spacing="normal" fo:font-style="normal"/>
    </style:style>
    <style:style style:name="T29" style:family="text">
      <style:text-properties fo:font-variant="normal" fo:text-transform="none" fo:color="#29303b" style:font-name="sf pro text" fo:font-size="11.25pt" fo:letter-spacing="normal" fo:font-style="normal" fo:font-weight="bold" loext:padding="0in" loext:border="none"/>
    </style:style>
    <style:style style:name="T30" style:family="text">
      <style:text-properties fo:font-variant="normal" fo:text-transform="none" fo:color="#29303b" style:font-name="sf pro text" fo:font-size="11.25pt" fo:letter-spacing="normal" fo:font-style="normal" loext:padding="0in" loext:border="none"/>
    </style:style>
    <style:style style:name="T31" style:family="text">
      <style:text-properties fo:font-variant="normal" fo:text-transform="none" fo:color="#686f7a" style:font-name="sf pro text" fo:font-size="11.25pt" fo:letter-spacing="normal" fo:font-style="normal" fo:font-weight="normal"/>
    </style:style>
    <style:style style:name="T32" style:family="text">
      <style:text-properties officeooo:rsid="004b3e44"/>
    </style:style>
    <style:style style:name="T33"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5"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4b3e44" style:font-style-asian="italic" style:font-weight-asian="bold" style:font-style-complex="italic" style:font-weight-complex="bold"/>
    </style:style>
    <style:style style:name="T44" style:family="text">
      <style:text-properties officeooo:rsid="005b9858"/>
    </style:style>
    <style:style style:name="T45" style:family="text">
      <style:text-properties officeooo:rsid="005d82a8"/>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bold" officeooo:rsid="004b3e44" style:font-weight-asian="bold" style:font-weight-complex="bold"/>
    </style:style>
    <style:style style:name="T49" style:family="text">
      <style:text-properties officeooo:rsid="006b2f08"/>
    </style:style>
    <style:style style:name="T5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4" style:family="text">
      <style:text-properties officeooo:rsid="007f69a9"/>
    </style:style>
    <style:style style:name="T55" style:family="text">
      <style:text-properties officeooo:rsid="0086aad1"/>
    </style:style>
    <style:style style:name="T56" style:family="text">
      <style:text-properties officeooo:rsid="00923f88"/>
    </style:style>
    <style:style style:name="T57" style:family="text">
      <style:text-properties officeooo:rsid="00a936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3038185339" text:style-name="L1">
        <text:list-header>
          <text:p text:style-name="P7">Comptia A+ Study guide</text:p>
          <text:p text:style-name="P7"/>
        </text:list-header>
      </text:list>
      <text:p text:style-name="P2">Comptia A+ Cert. <text:span text:style-name="T1">1001</text:span></text:p>
      <text:p text:style-name="P3"/>
      <text:list xml:id="list1747694088"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9">You can buy PC repair tool kits.</text:p>
            </text:list-item>
            <text:list-item>
              <text:p text:style-name="P49">There are kits for mobile devices.</text:p>
            </text:list-item>
            <text:list-item>
              <text:p text:style-name="P49">Use a voltage tester or volt-ohm meter to test input voltage.</text:p>
            </text:list-item>
            <text:list-item>
              <text:p text:style-name="P49">Always carry multiple thumb drives.</text:p>
              <text:p text:style-name="P50"/>
            </text:list-item>
          </text:list>
        </text:list-item>
        <text:list-item>
          <text:p text:style-name="P14">Troubleshooting theory</text:p>
          <text:list>
            <text:list-item>
              <text:p text:style-name="P50">The system unit provides processing and storage.</text:p>
            </text:list-item>
            <text:list-item>
              <text:p text:style-name="P50">Common input devices include keyboards, mice, and scanners.</text:p>
            </text:list-item>
            <text:list-item>
              <text:p text:style-name="P50">Common output devices include monitors, printers, and speakers.</text:p>
              <text:list>
                <text:list-item>
                  <text:p text:style-name="P51">Step 1: Identify the problem</text:p>
                </text:list-item>
                <text:list-item>
                  <text:p text:style-name="P51">Step 2: Establish a theory to determine cause</text:p>
                </text:list-item>
                <text:list-item>
                  <text:p text:style-name="P51">Step 3: Test the theory to determine cause</text:p>
                </text:list-item>
                <text:list-item>
                  <text:p text:style-name="P51">Step 4: Establish a plan of action to resolve the problem and implement the solution</text:p>
                </text:list-item>
                <text:list-item>
                  <text:p text:style-name="P51">Step 5: Verify the full system functionality and, if applicable, implemnt preventative measures.</text:p>
                </text:list-item>
                <text:list-item>
                  <text:p text:style-name="P51">Step 6: document finding, actions, and outcome.</text:p>
                </text:list-item>
              </text:list>
              <text:p text:style-name="P50"/>
            </text:list-item>
          </text:list>
        </text:list-item>
        <text:list-item>
          <text:p text:style-name="P50"/>
          <text:list>
            <text:list-header>
              <text:p text:style-name="P50"/>
            </text:list-header>
          </text:list>
          <text:p text:style-name="P60"/>
          <text:p text:style-name="P9">Section <text:span text:style-name="T3">3</text:span> Notes</text:p>
          <text:p text:style-name="P17">Chapter 2: the visible computer</text:p>
        </text:list-item>
        <text:list-item>
          <text:p text:style-name="P52">The system unit contains the motherboard, CPU, RAM and hard drives; everything other device is a peripheral.</text:p>
        </text:list-item>
        <text:list-item>
          <text:p text:style-name="P53">Monitors and web cameras provide visual output.</text:p>
        </text:list-item>
        <text:list-item>
          <text:p text:style-name="P53">Keyboards, mice, and game controllers provide input.</text:p>
        </text:list-item>
        <text:list-item>
          <text:p text:style-name="P53">Printers create paper output.</text:p>
        </text:list-item>
        <text:list-item>
          <text:p text:style-name="P53">Speakers and headsets make audio output.</text:p>
          <text:p text:style-name="P76">External Connections</text:p>
        </text:list-item>
        <text:list-item>
          <text:p text:style-name="P54">Make sure you can recognize all the rear desktop connections, including USB, network, power, video, and audio.</text:p>
        </text:list-item>
        <text:list-item>
          <text:p text:style-name="P54">Be familiar with common front desktop connections.</text:p>
        </text:list-item>
        <text:list-item>
          <text:p text:style-name="P54">Make sure you can identify common connections on laptops.</text:p>
          <text:p text:style-name="P77"/>
          <text:p text:style-name="P77"><text:soft-page-break/>Inside The PC</text:p>
        </text:list-item>
        <text:list-item>
          <text:p text:style-name="P55">Recognize the position and shape of power supplies and video cards.</text:p>
        </text:list-item>
        <text:list-item>
          <text:p text:style-name="P55">Be familiar with the parts of the motherboard.</text:p>
        </text:list-item>
        <text:list-item>
          <text:p text:style-name="P55">Make sure you can recognize the function of core components : RAM sticks, CPU, M.2 SSDs, and hard drives.</text:p>
        </text:list-item>
        <text:list-item>
          <text:p text:style-name="P55">Understand the function of expansion slots.</text:p>
          <text:p text:style-name="P78">What is a Computer?</text:p>
        </text:list-item>
        <text:list-item>
          <text:p text:style-name="P56">A computer gets work or play done.</text:p>
        </text:list-item>
        <text:list-item>
          <text:p text:style-name="P56">A computer will have a CPU, RAM, mass storage, and an operating system.</text:p>
        </text:list-item>
        <text:list-item>
          <text:p text:style-name="P56">Laptops, mobile devices, and the internet of things (IoT) devices are all computers.</text:p>
          <text:p text:style-name="P10">Section <text:span text:style-name="T4">4</text:span> Notes</text:p>
          <text:p text:style-name="P79">Chapter <text:span text:style-name="T4">3</text:span>: <text:span text:style-name="T4">CPU’s</text:span></text:p>
          <text:p text:style-name="P81">What is a CPU?</text:p>
        </text:list-item>
        <text:list-item>
          <text:p text:style-name="P83">Central processing units run programs.</text:p>
        </text:list-item>
        <text:list-item>
          <text:p text:style-name="P83">Every CPU has internal features to process commands.</text:p>
        </text:list-item>
        <text:list-item>
          <text:p text:style-name="P83">Every CPU runs code based on a specific machine language.</text:p>
        </text:list-item>
        <text:list-item>
          <text:p text:style-name="P83">CPU’s use pipelines to optimize the processing commands.</text:p>
          <text:p text:style-name="P123">C<text:span text:style-name="T5">PUs cores and Speeds</text:span></text:p>
        </text:list-item>
        <text:list-item>
          <text:p text:style-name="P82">CPUs have a clock spe<text:span text:style-name="T6">e</text:span>d, commonly measured in GHz (billions of cycles/sec)</text:p>
        </text:list-item>
        <text:list-item>
          <text:p text:style-name="P82">CPUs come in primarily two makes Intel and AMD</text:p>
        </text:list-item>
        <text:list-item>
          <text:p text:style-name="P82">CPUs take a system speed and multiply it to reach the Max CPU speed.</text:p>
        </text:list-item>
        <text:list-item>
          <text:p text:style-name="P82">Single CPUs often have multiple cores.</text:p>
          <text:p text:style-name="P18">Caching</text:p>
        </text:list-item>
        <text:list-item>
          <text:p text:style-name="P85">CPU caching works between RAM and the CPU</text:p>
        </text:list-item>
        <text:list-item>
          <text:p text:style-name="P85">Cache is built into the CPU</text:p>
        </text:list-item>
        <text:list-item>
          <text:p text:style-name="P85">It’s common to have three caches in a CPU: L1, L2, and L3</text:p>
        </text:list-item>
      </text:list>
      <text:p text:style-name="P5">CPU Sockets</text:p>
      <text:list xml:id="list3698245255" text:style-name="L3">
        <text:list-item>
          <text:p text:style-name="P84">CPU sockets are the mount where a CPU connects to the motherboard.</text:p>
        </text:list-item>
        <text:list-item>
          <text:p text:style-name="P84">CPUs micro-architectures </text:p>
        </text:list-item>
        <text:list-item>
          <text:p text:style-name="P84">Many different CPUs come from a single <text:span text:style-name="T7">micro-architecture.</text:span></text:p>
        </text:list-item>
        <text:list-item>
          <text:p text:style-name="P84">There are specific CPU socket packages covered on the A+.</text:p>
        </text:list-item>
      </text:list>
      <text:list xml:id="list2877789126" text:style-name="L4">
        <text:list-item>
          <text:p text:style-name="P86">LGA 1151 – Mainstream type socket. Lot of middle of the road CPU’s have this and some others as we go moving into the enthusiast side.</text:p>
        </text:list-item>
        <text:list-item>
          <text:p text:style-name="P87">LGA 2066 – Enthusiast world. Higher CPUs use this socket (I9’s etc)</text:p>
        </text:list-item>
        <text:list-item>
          <text:p text:style-name="P87">AM4 – Neck and neck with LGA 1151 in terms of mainstream and being slightly on the enthusiast side.</text:p>
        </text:list-item>
        <text:list-item>
          <text:p text:style-name="P88">TR4 – Used on enthusiast and high end work stations today.</text:p>
          <text:p text:style-name="P15">Installing a CPU</text:p>
        </text:list-item>
        <text:list-item>
          <text:p text:style-name="P89">Makre sure you have the right socket and speed CPU for your motherboard.</text:p>
        </text:list-item>
        <text:list-item>
          <text:p text:style-name="P89">Always use thermal paste between the CPU and the fan.</text:p>
        </text:list-item>
        <text:list-item>
          <text:p text:style-name="P89">Connect the fan to a power source.</text:p>
          <text:p text:style-name="P16"><text:soft-page-break/>L<text:span text:style-name="T8">iquid Cooling</text:span></text:p>
        </text:list-item>
        <text:list-item>
          <text:p text:style-name="P90">Third party fans are often more efficient than OEM fans.</text:p>
        </text:list-item>
        <text:list-item>
          <text:p text:style-name="P90">Liquid cooling uses a pump, a radiator and a cooling block with liquid to remove heat.</text:p>
        </text:list-item>
        <text:list-item>
          <text:p text:style-name="P90">Liquid cooling reduces fan noise.</text:p>
        </text:list-item>
      </text:list>
      <text:list xml:id="list202639975019981" text:continue-list="list1747694088" text:style-name="L2">
        <text:list-header>
          <text:p text:style-name="P9">Section <text:span text:style-name="T3">5</text:span> Notes</text:p>
          <text:p text:style-name="P80">Chapter <text:span text:style-name="T9">5</text:span>: <text:span text:style-name="T9">RAM</text:span></text:p>
          <text:p text:style-name="P19">R<text:span text:style-name="T10">am Technology</text:span></text:p>
        </text:list-header>
        <text:list-item>
          <text:p text:style-name="P91">Different motherboards support a specific RAM technology.</text:p>
        </text:list-item>
        <text:list-item>
          <text:p text:style-name="P91">The technologies on the comptia a+ are DDR, DDR2, DDR3 and DDR4.</text:p>
        </text:list-item>
        <text:list-item>
          <text:p text:style-name="P91">We measure RAM speeds using DDR or PC ratings.</text:p>
        </text:list-item>
        <text:list-item>
          <text:p text:style-name="P91">Multiply a DDR speed by eight to get the PC speed.</text:p>
          <text:p text:style-name="P20">Ram Capacity</text:p>
        </text:list-item>
        <text:list-item>
          <text:p text:style-name="P92">Every stick of RAM has a specific <text:span text:style-name="T11">capacity.</text:span></text:p>
        </text:list-item>
        <text:list-item>
          <text:p text:style-name="P92">RAM comes in single- and double-sided versions</text:p>
        </text:list-item>
        <text:list-item>
          <text:p text:style-name="P92">Motherboards offer multichannel memory</text:p>
        </text:list-item>
        <text:list-item>
          <text:p text:style-name="P92">RAM should be identical in the same channel.</text:p>
          <text:p text:style-name="P124"><text:span text:style-name="T13">Ram </text:span><text:span text:style-name="T14">Features</text:span></text:p>
        </text:list-item>
        <text:list-item>
          <text:p text:style-name="P93">SO-DiMM – For smaller form factors where long ram sticks wont fit.</text:p>
          <text:list>
            <text:list-item>
              <text:p text:style-name="P94">Just cause they are SO-DIMM everything else said about ram remains unchanged. Simply a smaller form of ram.</text:p>
            </text:list-item>
          </text:list>
        </text:list-item>
        <text:list-item>
          <text:p text:style-name="P95">SPD – Chip allows you to query <text:span text:style-name="T25">RAM</text:span></text:p>
          <text:list>
            <text:list-item>
              <text:p text:style-name="P96">CPU-Z has SPD settings that allow you to take advantage of this type of RAM.</text:p>
            </text:list-item>
          </text:list>
        </text:list-item>
        <text:list-item>
          <text:p text:style-name="P96">Parity and ECC RAM <text:span text:style-name="T26">c</text:span>ontain extra chips to check for RAM errors.</text:p>
        </text:list-item>
        <text:list-item>
          <text:p text:style-name="P96">ECC RAM is only for motherboards that support it.</text:p>
        </text:list-item>
        <text:list-item>
          <text:p text:style-name="P96">SO-DIMMS are for smaller spaces</text:p>
        </text:list-item>
        <text:list-item>
          <text:p text:style-name="P96">Almost all RAM has SPD chip that stores information about the RAM stick.</text:p>
        </text:list-item>
        <text:list-item>
          <text:p text:style-name="P96">Tools like CPU-Z read SPD informatio<text:span text:style-name="T27">n</text:span>.</text:p>
          <text:p text:style-name="P21"><text:span text:style-name="T12">I</text:span>nstalling RAM</text:p>
        </text:list-item>
        <text:list-item>
          <text:p text:style-name="P97">Use the motherboard book to make sure you’re installing the right RAM capacity and speed.</text:p>
        </text:list-item>
        <text:list-item>
          <text:p text:style-name="P97">Line up the notch and drop the RAM straight into the slot.</text:p>
        </text:list-item>
        <text:list-item>
          <text:p text:style-name="P97">Watch when the system boots to verify the system sees the installed RAM</text:p>
        </text:list-item>
        <text:list-item>
          <text:p text:style-name="P97">Make sure RAM is fully installed and channels are properly filled.</text:p>
          <text:p text:style-name="P22">RAM Quiz</text:p>
        </text:list-item>
        <text:list-item>
          <text:p text:style-name="P22"><text:span text:style-name="T28">DDR4 RAM modules have how many pins?</text:span> </text:p>
          <text:list>
            <text:list-item>
              <text:p text:style-name="P22"><text:span text:style-name="T31">DDR4 RAM modules have 288 pins.</text:span> </text:p>
              <text:p text:style-name="P22"/>
            </text:list-item>
          </text:list>
        </text:list-item>
        <text:list-item>
          <text:p text:style-name="P22"><text:soft-page-break/><text:span text:style-name="T28">Which type of RAM modules have 240 pins?</text:span> </text:p>
          <text:list>
            <text:list-item>
              <text:p text:style-name="P22"><text:span text:style-name="T31">DDR2 and DDR3 RAM modules have 240 pins</text:span> </text:p>
            </text:list-item>
          </text:list>
        </text:list-item>
        <text:list-item>
          <text:p text:style-name="P22"><text:span text:style-name="T28">Which technology makes simultaneous access to multiple RAM modules?</text:span> </text:p>
          <text:list>
            <text:list-item>
              <text:p text:style-name="P22"><text:span text:style-name="T31">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8">Which RAM would typically be installed into a laptop computer?</text:span> </text:p>
        </text:list-item>
        <text:list-item>
          <text:p text:style-name="P22"><text:span text:style-name="T31">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8">What types of RAM can function even if one of the memory chips fail?</text:span> </text:p>
          <text:list>
            <text:list-item>
              <text:p text:style-name="P22"><text:span text:style-name="T31">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8">In what order should memory slots be populated?</text:span> </text:p>
          <text:list>
            <text:list-item>
              <text:p text:style-name="P22"><text:span text:style-name="T31">Memory slots should be populated according to the instructions in the motherboard manual</text:span> </text:p>
            </text:list-item>
          </text:list>
          <text:p text:style-name="P11">Section <text:span text:style-name="T32">6</text:span> Notes</text:p>
          <text:p text:style-name="P125"><text:span text:style-name="T33">Chapter </text:span><text:span text:style-name="T36">5</text:span><text:span text:style-name="T33">: </text:span><text:span text:style-name="T34">Firmware</text:span></text:p>
          <text:p text:style-name="P48"><text:span text:style-name="T43">W</text:span><text:span text:style-name="T42">hat is a BIOS?</text:span></text:p>
        </text:list-item>
        <text:list-item>
          <text:p text:style-name="P98">BIOS is programming. It is code burned to a chip.</text:p>
          <text:list>
            <text:list-item>
              <text:p text:style-name="P98">Not software (burnt to magnetic media)</text:p>
            </text:list-item>
          </text:list>
        </text:list-item>
        <text:list-item>
          <text:p text:style-name="P98">Power-On Self- Test (POST)</text:p>
        </text:list-item>
        <text:list-item>
          <text:p text:style-name="P98">System Setup (CMOS)</text:p>
        </text:list-item>
        <text:list-item>
          <text:p text:style-name="P99">BIOS programming enables interation with motherboard before OS loads.</text:p>
        </text:list-item>
        <text:list-item>
          <text:p text:style-name="P99">BIOS is stored in nonvolatile media, thus called firmware.</text:p>
        </text:list-item>
        <text:list-item>
          <text:p text:style-name="P99">POST routines are built intro firmware.</text:p>
        </text:list-item>
        <text:list-item>
          <text:p text:style-name="P99">The System Setup utility is also part of the firmware.</text:p>
          <text:p text:style-name="P24">POST</text:p>
        </text:list-item>
        <text:list-item>
          <text:p text:style-name="P100">CPU’s power good wire receives voltage, talks to the BIOS, and runs Power On Self Test (POST).</text:p>
          <text:list>
            <text:list-item>
              <text:p text:style-name="P100">POST is a call to all PC components to run internal diagnostics and report results back.</text:p>
            </text:list-item>
            <text:list-item>
              <text:p text:style-name="P100">When a POST finishes successfully you will hear one beep upon start up.</text:p>
            </text:list-item>
            <text:list-item>
              <text:p text:style-name="P101">Depending on what reports back as not running correctly there are several beep codes.</text:p>
            </text:list-item>
          </text:list>
        </text:list-item>
        <text:list-item>
          <text:p text:style-name="P101"><text:soft-page-break/>POST runs at boot, requesting devices to self check.</text:p>
        </text:list-item>
        <text:list-item>
          <text:p text:style-name="P101">POST errors manifest as specific beep codes or display (text) codes.</text:p>
        </text:list-item>
        <text:list-item>
          <text:p text:style-name="P101">POST cards enable testing of “dead” computers.</text:p>
          <text:p text:style-name="P25">System Setup</text:p>
        </text:list-item>
        <text:list-item>
          <text:p text:style-name="P102">Unified Extensible Firmware Interface (UEFI).</text:p>
          <text:list>
            <text:list-item>
              <text:p text:style-name="P103">UEFI replaces traditional 16-bit BIOS in modern systems.</text:p>
            </text:list-item>
          </text:list>
        </text:list-item>
        <text:list-item>
          <text:p text:style-name="P103">The System Setup enables custom information about changeable devices.</text:p>
        </text:list-item>
        <text:list-item>
          <text:p text:style-name="P103">System Setup enables changes to CPU frequencies, RAM timings, BIOS passwords, boot option, and more.</text:p>
          <text:p text:style-name="P26">Troubleshooting firmware</text:p>
        </text:list-item>
        <text:list-item>
          <text:p text:style-name="P104">Complementary metal-oxide-semiconductor (CMOS).</text:p>
          <text:list>
            <text:list-item>
              <text:p text:style-name="P105">Back then if changes were made to BIOS through System Settings it was saved in tiny CMOS chip (very small space, 64K etc).</text:p>
            </text:list-item>
          </text:list>
        </text:list-item>
        <text:list-item>
          <text:p text:style-name="P106">Single Flash ROM chips (Flash Memory)</text:p>
          <text:list>
            <text:list-item>
              <text:p text:style-name="P106">Today this is the type of BIOS that is commonly seen.</text:p>
            </text:list-item>
            <text:list-item>
              <text:p text:style-name="P106">Flash ROM can be flashed if BIOS is to be updated.</text:p>
            </text:list-item>
          </text:list>
        </text:list-item>
        <text:list-item>
          <text:p text:style-name="P107">Real-Time Clock (RTC)</text:p>
        </text:list-item>
        <text:list-item>
          <text:p text:style-name="P108">CMOS Battery</text:p>
          <text:list>
            <text:list-item>
              <text:p text:style-name="P108">Every motherboard has a built in battery.</text:p>
            </text:list-item>
            <text:list-item>
              <text:p text:style-name="P109">Say you have multiple computers synchronized to a certain time and they are completely disconnected from a power source CMOS battery continues to keep track of time.</text:p>
            </text:list-item>
            <text:list-item>
              <text:p text:style-name="P110">If you don’t have a great battery your time will slow down. <text:span text:style-name="T44">(Ex. Computer is 20 minutes behind from other computers, could be a sign of failing CMOS </text:span></text:p>
            </text:list-item>
            <text:list-item>
              <text:p text:style-name="P110"><text:span text:style-name="T44">battery</text:span><text:span text:style-name="T45">).</text:span></text:p>
            </text:list-item>
          </text:list>
        </text:list-item>
        <text:list-item>
          <text:p text:style-name="P111">Flashing the ROM updates the firmware on flash chip.</text:p>
          <text:list>
            <text:list-item>
              <text:p text:style-name="P112">Make sure you have good power. You cannot lose power during this step. Can ruin motherboard. (UPS is a good recommendation).</text:p>
            </text:list-item>
            <text:list-item>
              <text:p text:style-name="P113">BIOS flash image. Big reason for updating BIOS is for motherboard to handle new CPU’s.</text:p>
            </text:list-item>
            <text:list-item>
              <text:p text:style-name="P114">One way is to copy BIOS flash image to thumb drive and connect to PC and select file though system settings. New motherboards have an option to go through the internet directly.</text:p>
            </text:list-item>
            <text:list-item>
              <text:p text:style-name="P115">Make sure you have a good reason to want to upgrade BIOS. It is a risky procedure so make sure it is worth it.</text:p>
            </text:list-item>
          </text:list>
        </text:list-item>
        <text:list-item>
          <text:p text:style-name="P115">The real-time clock battery keep system time without external power.</text:p>
        </text:list-item>
        <text:list-item>
          <text:p text:style-name="P115">System Setup allows for changes; exit without saving is an option.</text:p>
        </text:list-item>
        <text:list-item>
          <text:p text:style-name="P115">Reset Sytem Setup for defaults.</text:p>
        </text:list-item>
        <text:list-item>
          <text:p text:style-name="P115">Flash the ROM chip to update firmware.</text:p>
          <text:p text:style-name="P27"/>
        </text:list-item>
      </text:list>
      <text:p text:style-name="P6"/>
      <text:p text:style-name="P6"><text:soft-page-break/></text:p>
      <text:list xml:id="list202638801378707" text:continue-numbering="true" text:style-name="L2">
        <text:list-header>
          <text:p text:style-name="P27">Firmware Quiz</text:p>
        </text:list-header>
        <text:list-item>
          <text:p text:style-name="P27"><text:span text:style-name="T28">BIOS programs that enable hardware to function are called what?</text:span> </text:p>
          <text:list>
            <text:list-item>
              <text:p text:style-name="P27"><text:span text:style-name="T31">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8">Which is found in BIOS?</text:span> </text:p>
          <text:list>
            <text:list-item>
              <text:p text:style-name="P28"><text:span text:style-name="T31">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8">What is the primary purpose of POST?</text:span> </text:p>
          <text:list>
            <text:list-item>
              <text:p text:style-name="P28"><text:span text:style-name="T31">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8">For which failures would you expect POST to issue beep codes?</text:span> </text:p>
          <text:list>
            <text:list-item>
              <text:p text:style-name="P28"><text:span text:style-name="T31">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8">How would a technician start the system setup program?</text:span> </text:p>
          <text:list>
            <text:list-item>
              <text:p text:style-name="P28"><text:span text:style-name="T31">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8">To prevent random people from booting the OS, a technician should do what?</text:span> </text:p>
          <text:list>
            <text:list-item>
              <text:p text:style-name="P28"><text:span text:style-name="T31">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8">Which is more likely to cause a computer's reported time to fall behind?</text:span> </text:p>
          <text:list>
            <text:list-item>
              <text:p text:style-name="P136">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8">Which battery provides power to the RTC and CMOS chip?</text:span> </text:p>
          <text:list>
            <text:list-item>
              <text:p text:style-name="P28"><text:span text:style-name="T31">CR2032 is the standard CMOS battery. The other choices are not normally used for CMOS in a computer.</text:span> </text:p>
            </text:list-item>
          </text:list>
        </text:list-item>
      </text:list>
      <text:p text:style-name="P4"/>
      <text:list xml:id="list202639763807115" text:continue-numbering="true" text:style-name="L2">
        <text:list-header>
          <text:p text:style-name="P9"><text:soft-page-break/>Section <text:span text:style-name="T3">7</text:span> Notes</text:p>
          <text:p text:style-name="P126"><text:span text:style-name="T33">Chapter </text:span><text:span text:style-name="T38">6</text:span><text:span text:style-name="T33">: </text:span><text:span text:style-name="T35">Motherboards</text:span></text:p>
          <text:p text:style-name="P47"><text:span text:style-name="T48">F</text:span><text:span text:style-name="T47">orm Factors</text:span></text:p>
        </text:list-header>
        <text:list-item>
          <text:p text:style-name="P116">Motherboards and cases follow standardized form factors.</text:p>
        </text:list-item>
        <text:list-item>
          <text:p text:style-name="P116">Common form factors: ATX, microATX, Mini-ITX.</text:p>
        </text:list-item>
        <text:list-item>
          <text:p text:style-name="P116">Power supplies offer standardized connectors.<text:span text:style-name="T49">\</text:span></text:p>
          <text:p text:style-name="P32">Chipsets</text:p>
        </text:list-item>
        <text:list-item>
          <text:p text:style-name="P127"><text:span text:style-name="T52">C</text:span><text:span text:style-name="T51">hipsets combine functions from many single-function chips</text:span></text:p>
        </text:list-item>
        <text:list-item>
          <text:p text:style-name="P117">Early chipsets offered Northbridge and Southbridge</text:p>
        </text:list-item>
        <text:list-item>
          <text:p text:style-name="P117">Modern chipsets feature Southbridge(CPU handles Northbridge functions).</text:p>
        </text:list-item>
        <text:list-item>
          <text:p text:style-name="P139"><text:span text:style-name="T50">Chipsets define RAM </text:span><text:span text:style-name="T53">capacity</text:span><text:span text:style-name="T50">, USB </text:span><text:span text:style-name="T53">capabilities</text:span><text:span text:style-name="T50">, and much more.</text:span></text:p>
          <text:p text:style-name="P33">Touring the Motherboard</text:p>
        </text:list-item>
        <text:list-item>
          <text:p text:style-name="P118">The motherboard manual provides essential setup information.</text:p>
        </text:list-item>
        <text:list-item>
          <text:p text:style-name="P118">Motherboards come with cables, standard connectors, and more.</text:p>
        </text:list-item>
        <text:list-item>
          <text:p text:style-name="P118">PCIe is the most common expansion bus, it offers multiple lanes.</text:p>
        </text:list-item>
        <text:list-item>
          <text:p text:style-name="P23">Motherboard is riddled with voltage regulator modules and capacitors to adjust voltages.</text:p>
          <text:list>
            <text:list-item>
              <text:p text:style-name="P119">Power supplies provide 12V, 5V and 3.3V to the system. System then breaks down those 3 voltages into hundreds of different voltages.</text:p>
            </text:list-item>
            <text:list-item>
              <text:p text:style-name="P119">Capacitors would adjust 3.3V to 1.3V for one pin, 2.1V for another etc.</text:p>
            </text:list-item>
          </text:list>
          <text:p text:style-name="P34">Touring The Case</text:p>
        </text:list-item>
        <text:list-item>
          <text:p text:style-name="P120"><text:span text:style-name="T49">C</text:span>ases offer standardized standouts for mounting various motherboard form factors.</text:p>
        </text:list-item>
        <text:list-item>
          <text:p text:style-name="P120">Better cases offer cable management features.</text:p>
        </text:list-item>
        <text:list-item>
          <text:p text:style-name="P120">Pick a case that has support for number and type of drives needed.</text:p>
          <text:p text:style-name="P35">Installing a motherboard</text:p>
        </text:list-item>
        <text:list-item>
          <text:p text:style-name="P121">Install and test CPU and RAM on motherboard before putting in case.</text:p>
        </text:list-item>
        <text:list-item>
          <text:p text:style-name="P121">Install I/O shield and triple check standoff positions.</text:p>
        </text:list-item>
        <text:list-item>
          <text:p text:style-name="P121">Mount motherboard and connect motherboard cables.</text:p>
        </text:list-item>
        <text:list-item>
          <text:p text:style-name="P121">Use the motherboard manual if necessary.</text:p>
          <text:p text:style-name="P29"/>
          <text:p text:style-name="P128"><text:span text:style-name="T16">Motherboard </text:span><text:span text:style-name="T17">Quiz</text:span></text:p>
        </text:list-item>
        <text:list-item>
          <text:p text:style-name="P29"><text:span text:style-name="T28">The largest motherboard form factor is?</text:span> </text:p>
          <text:list>
            <text:list-item>
              <text:p text:style-name="P29"><text:span text:style-name="T31">In order of largest to smallest, the form factors are ATX, Micro-ATX, ITX, and Mini-ITX.</text:span> </text:p>
            </text:list-item>
          </text:list>
        </text:list-item>
        <text:list-item>
          <text:p text:style-name="P29"><text:span text:style-name="T28">Which is true of an I/O shield?</text:span> </text:p>
          <text:list>
            <text:list-item>
              <text:p text:style-name="P29"><text:span text:style-name="T31">I/O shields are customized to fit the motherboard I/O area. I/O shields have standard dimensions to fit standard form factor cases. Micro-ATX motherboards are 9.6x9.6, not </text:span><text:soft-page-break/><text:span text:style-name="T31">their I/O shields. Different motherboards have different I/O ports so it is impossible to create a one-size-fits-all I/O shield for different motherboards.</text:span> </text:p>
            </text:list-item>
          </text:list>
        </text:list-item>
        <text:list-item>
          <text:p text:style-name="P29"><text:span text:style-name="T28">Which chip is typically found on modern motherboards?</text:span> </text:p>
          <text:list>
            <text:list-item>
              <text:p text:style-name="P29"><text:span text:style-name="T31">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8">The job of the South Bridge is to act as the interface between the CPU and what?</text:span> </text:p>
          <text:list>
            <text:list-item>
              <text:p text:style-name="P29"><text:span text:style-name="T31">The South Bridge interfaces slow hardware such as hard drives and keyboards to the CPU. The CPU interacts directly with fast hardware including RAM and video cards.</text:span> </text:p>
            </text:list-item>
          </text:list>
        </text:list-item>
        <text:list-item>
          <text:p text:style-name="P29"><text:span text:style-name="T28">Which is typically not found on a motherboard?</text:span> </text:p>
          <text:list>
            <text:list-item>
              <text:p text:style-name="P29"><text:span text:style-name="T31">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8">Connectors with cables that plug into the motherboard are known as what?</text:span> </text:p>
          <text:list>
            <text:list-item>
              <text:p text:style-name="P29"><text:span text:style-name="T31">Cable-connected ports are dongles. Dangles is not a computer term. Slots are for plugging in RAM and expansion cards. The I/O shield does not connect to the motherboard.</text:span> </text:p>
            </text:list-item>
          </text:list>
        </text:list-item>
        <text:list-item>
          <text:p text:style-name="P29"><text:span text:style-name="T28">Keeping the wires in a case neat, out of the way and easy to identify is called what?</text:span> </text:p>
          <text:list>
            <text:list-item>
              <text:p text:style-name="P137">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8">Which critical components are found on the outside of the case?</text:span> </text:p>
          <text:list>
            <text:list-item>
              <text:p text:style-name="P29"><text:span text:style-name="T31">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29"><text:span text:style-name="T46">Which is it best to do before mounting the motherboard in the case?</text:span><text:span text:style-name="T30">​</text:span></text:p>
        </text:list-item>
        <text:list-item>
          <text:p text:style-name="P129"><text:span text:style-name="T31">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8">Which must be done before installing a motherboard into a case?</text:span> </text:p>
          <text:list>
            <text:list-item>
              <text:p text:style-name="P30"><text:span text:style-name="T31">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text:soft-page-break/>Section <text:span text:style-name="T3">8</text:span> Notes</text:p>
          <text:p text:style-name="P130"><text:span text:style-name="T33">Chapter </text:span><text:span text:style-name="T35">7</text:span><text:span text:style-name="T33">: </text:span><text:span text:style-name="T37">Power Supplies</text:span></text:p>
          <text:p text:style-name="P130"><text:span text:style-name="T18">The </text:span><text:span text:style-name="T19">P</text:span><text:span text:style-name="T18">ower Supply</text:span></text:p>
        </text:list-item>
        <text:list-item>
          <text:p text:style-name="P57"><text:span text:style-name="T54">P</text:span>rovides 12V, 5V, and 3.3V.</text:p>
        </text:list-item>
        <text:list-item>
          <text:p text:style-name="P58">Power supplies transform AC f<text:span text:style-name="T55">rom</text:span> wall outlet to DC for the computer.</text:p>
        </text:list-item>
        <text:list-item>
          <text:p text:style-name="P58">Standard connectors for motherboard are 20-24 pin ATX and 4-8 pin P4</text:p>
        </text:list-item>
        <text:list-item>
          <text:p text:style-name="P58">Use Molex and SATA connectors for peripherals and drives.</text:p>
          <text:p text:style-name="P59"><text:span text:style-name="T18">M</text:span><text:span text:style-name="T15">ounting The Power Supply</text:span></text:p>
        </text:list-item>
        <text:list-item>
          <text:p text:style-name="P61">Mount the power supply in the PC case with four screws.</text:p>
        </text:list-item>
        <text:list-item>
          <text:p text:style-name="P61">Orient the power supply so fans draw air from system</text:p>
        </text:list-item>
        <text:list-item>
          <text:p text:style-name="P61">Connect motherboard primary and secondary power</text:p>
        </text:list-item>
        <text:list-item>
          <text:p text:style-name="P61">Modular PSUs offer less cable clutter than non-modular PSUs.</text:p>
          <text:p text:style-name="P36">Choosing a Power Supply</text:p>
        </text:list-item>
        <text:list-item>
          <text:p text:style-name="P62">Volts x Amps = Watts.</text:p>
        </text:list-item>
        <text:list-item>
          <text:p text:style-name="P63">Get a PSU with a little more wattage than your system needs</text:p>
        </text:list-item>
        <text:list-item>
          <text:p text:style-name="P63">Shop for higher- efficiency power supplies.</text:p>
        </text:list-item>
        <text:list-item>
          <text:p text:style-name="P63">Modular power supplies cut down on cable clutter.</text:p>
          <text:p text:style-name="P37">Cooling your PC</text:p>
        </text:list-item>
        <text:list-item>
          <text:p text:style-name="P64">Overheat = Reboot.</text:p>
        </text:list-item>
        <text:list-item>
          <text:p text:style-name="P64">4 pin CPU fan connectors are better known as PWM connectors.</text:p>
        </text:list-item>
        <text:list-item>
          <text:p text:style-name="P64">A heat sink draws heat from electrical components.</text:p>
        </text:list-item>
        <text:list-item>
          <text:p text:style-name="P64">Fans blow heated air through and out of the system.</text:p>
        </text:list-item>
        <text:list-item>
          <text:p text:style-name="P64">Fan speed and noise can be controlled through firmware or software.</text:p>
          <text:p text:style-name="P38">Troubleshooting Power Supplies</text:p>
        </text:list-item>
        <text:list-item>
          <text:p text:style-name="P68">Best way to troubleshoot a power supply is to test it.</text:p>
          <text:list>
            <text:list-item>
              <text:p text:style-name="P68">They have useful power supplies testers which tell you how much voltage is coming from all the connections.</text:p>
            </text:list-item>
          </text:list>
        </text:list-item>
        <text:list-item>
          <text:p text:style-name="P69">Multi-meter V with squiggle = AC.</text:p>
        </text:list-item>
        <text:list-item>
          <text:p text:style-name="P70">Multi-meter V with line and three dots = DC.</text:p>
        </text:list-item>
        <text:list-item>
          <text:p text:style-name="P71">Power supplies die fast with burning smell, smoke, or both.</text:p>
        </text:list-item>
        <text:list-item>
          <text:p text:style-name="P71">Power supplies die slowly and cause intermittent problems.</text:p>
        </text:list-item>
        <text:list-item>
          <text:p text:style-name="P71">Use PSUs tester or <text:span text:style-name="T56">multi-meter</text:span> to test power supplies.</text:p>
          <text:p text:style-name="P131"><text:span text:style-name="T20">Troubleshooting </text:span><text:span text:style-name="T21">Core Components</text:span></text:p>
        </text:list-item>
        <text:list-item>
          <text:p text:style-name="P72">If you have a booting system and through messing with the system settings it is unbootable (or user password is unknown) consider setting off the CMOS jumper.</text:p>
          <text:list>
            <text:list-item>
              <text:p text:style-name="P72">CMOS jumper erases ass system settings and reverts to defaults.</text:p>
            </text:list-item>
            <text:list-item>
              <text:p text:style-name="P73">Incorrectly installed CPUs or RAM can make it seem like your PC is dead.</text:p>
            </text:list-item>
            <text:list-item>
              <text:p text:style-name="P73">Install core components and test before mounting into the case.</text:p>
            </text:list-item>
            <text:list-item>
              <text:p text:style-name="P73">Errors in System Setup can cause a dead PC; try clearing the CMOS jumper.</text:p>
            </text:list-item>
            <text:list-item>
              <text:p text:style-name="P73">Windows offers memory diagnostic tools to help with potentially bad RAM.</text:p>
            </text:list-item>
          </text:list>
          <text:p text:style-name="P39"/>
          <text:p text:style-name="P39"/>
          <text:p text:style-name="P39"/>
          <text:p text:style-name="P132"><text:soft-page-break/><text:span text:style-name="T22">Power Supply </text:span><text:span text:style-name="T17">Quiz</text:span></text:p>
        </text:list-item>
        <text:list-item>
          <text:p text:style-name="P31"><text:span text:style-name="T28">A power supply with optional cable plug-ins is known as a what?</text:span> </text:p>
          <text:list>
            <text:list-item>
              <text:p text:style-name="P31"><text:span text:style-name="T31">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1"><text:span text:style-name="T28">What does the on/off switch on a power supply do?</text:span> </text:p>
          <text:list>
            <text:list-item>
              <text:p text:style-name="P31"><text:span text:style-name="T31">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8">The four/six/eight pin connector (known as the P4 connector) on the ATX 12V power supply provides power to which computer component(s)?</text:span> </text:p>
          <text:list>
            <text:list-item>
              <text:p text:style-name="P31"><text:span text:style-name="T31">The ATX 12V power connectors send power to the CPU. The other devices get power from the main power connector.</text:span> </text:p>
            </text:list-item>
          </text:list>
        </text:list-item>
        <text:list-item>
          <text:p text:style-name="P31"><text:span text:style-name="T28">Which is a primary characteristic to be considered when choosing a power supply?</text:span> </text:p>
          <text:list>
            <text:list-item>
              <text:p text:style-name="P31"><text:span text:style-name="T31">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8">Which is the quietest cooling solution?</text:span> </text:p>
          <text:list>
            <text:list-item>
              <text:p text:style-name="P31"><text:span text:style-name="T31">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8">What is the primary result of overheating the CPU?</text:span> </text:p>
          <text:list>
            <text:list-item>
              <text:p text:style-name="P31"><text:span text:style-name="T31">CPU overheating causes shutdowns and reboots. Overheating does not increase or decrease performance. Overheating does not cause fans to spin faster.</text:span> </text:p>
            </text:list-item>
          </text:list>
        </text:list-item>
        <text:list-item>
          <text:p text:style-name="P31"><text:span text:style-name="T28">The voltages output by a PSU can be checked with which tool?</text:span> </text:p>
          <text:list>
            <text:list-item>
              <text:p text:style-name="P138">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8">Catastrophic (fast) power failures typically include which symptom?</text:span> </text:p>
          <text:list>
            <text:list-item>
              <text:p text:style-name="P31"><text:span text:style-name="T31">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32"><text:span text:style-name="T29">Unexpected noise coming from inside a running computer likely comes from what?</text:span><text:span text:style-name="T30"> </text:span></text:p>
        </text:list-item>
        <text:list-item>
          <text:p text:style-name="P132"><text:span text:style-name="T31">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oft-page-break/><text:span text:style-name="T28">If installed RAM does not show up in the CMOS setup program, what is the best course of action?</text:span> </text:p>
          <text:list>
            <text:list-item>
              <text:p text:style-name="P31"><text:span text:style-name="T31">Re-seat the RAM. None of the other choices will cause the system to recognize previously unrecognized RAM.</text:span> </text:p>
              <text:list>
                <text:list-header>
                  <text:p text:style-name="P68"/>
                </text:list-header>
              </text:list>
            </text:list-item>
          </text:list>
          <text:p text:style-name="P9">Section <text:span text:style-name="T3">9</text:span> Notes</text:p>
          <text:p text:style-name="P133"><text:span text:style-name="T33">Chapter </text:span><text:span text:style-name="T39">8</text:span><text:span text:style-name="T33">: </text:span><text:span text:style-name="T39">Mass Storage Technologies</text:span></text:p>
          <text:p text:style-name="P40">Introduction to Mass Storag<text:span text:style-name="T57">e</text:span></text:p>
        </text:list-item>
        <text:list-item>
          <text:p text:style-name="P75">There are many types of mass storage used today, including hard drives, solid state drives, and optical media.</text:p>
        </text:list-item>
        <text:list-item>
          <text:p text:style-name="P75">Regardless of the media your operating system sees mass storage as a string of logical block addresses.</text:p>
        </text:list-item>
        <text:list-item>
          <text:p text:style-name="P75">There is a difference between decimal values and IEC values.</text:p>
          <text:p text:style-name="P41">Magnetic Disk Drives</text:p>
        </text:list-item>
        <text:list-item>
          <text:p text:style-name="P65"/>
          <text:p text:style-name="P41">Solid State Drives</text:p>
        </text:list-item>
        <text:list-item>
          <text:p text:style-name="P65"/>
          <text:p text:style-name="P41">SCSI</text:p>
        </text:list-item>
        <text:list-item>
          <text:p text:style-name="P65"/>
          <text:p text:style-name="P41">Boot Order</text:p>
        </text:list-item>
        <text:list-item>
          <text:p text:style-name="P65"/>
          <text:p text:style-name="P41">Mass Storage technologies Quiz</text:p>
        </text:list-item>
        <text:list-item>
          <text:p text:style-name="P65"/>
          <text:p text:style-name="P9">Section <text:span text:style-name="T3">10</text:span> Notes</text:p>
          <text:p text:style-name="P134"><text:span text:style-name="T33">Chapter </text:span><text:span text:style-name="T40">9</text:span><text:span text:style-name="T33">: </text:span><text:span text:style-name="T40">Implementing Mass Storage</text:span></text:p>
          <text:p text:style-name="P42">New installation – First Drive</text:p>
        </text:list-item>
        <text:list-item>
          <text:p text:style-name="P66"/>
          <text:p text:style-name="P43">RAID</text:p>
        </text:list-item>
        <text:list-item>
          <text:p text:style-name="P66"/>
          <text:p text:style-name="P44">Hardware RAID</text:p>
        </text:list-item>
        <text:list-item>
          <text:p text:style-name="P66"/>
          <text:p text:style-name="P45">Mass Storage Troubleshooting</text:p>
        </text:list-item>
        <text:list-item>
          <text:p text:style-name="P66"/>
          <text:p text:style-name="P134"><text:span text:style-name="T23">Implementing Mass Storage </text:span><text:span text:style-name="T24">Quiz</text:span></text:p>
          <text:p text:style-name="P9">Section <text:span text:style-name="T3">11</text:span> Notes</text:p>
          <text:p text:style-name="P135"><text:span text:style-name="T33">Chapter </text:span><text:span text:style-name="T41">10</text:span><text:span text:style-name="T33">: </text:span><text:span text:style-name="T41">Essential Peripherals</text:span></text:p>
          <text:p text:style-name="P46">Optical Media</text:p>
        </text:list-item>
        <text:list-item>
          <text:p text:style-name="P67"><text:soft-page-break/></text:p>
          <text:p text:style-name="P46">USB Standards</text:p>
        </text:list-item>
        <text:list-item>
          <text:p text:style-name="P67"/>
          <text:p text:style-name="P46">Understanding USB</text:p>
        </text:list-item>
        <text:list-item>
          <text:p text:style-name="P67"/>
          <text:p text:style-name="P46">Configuring USB</text:p>
        </text:list-item>
        <text:list-item>
          <text:p text:style-name="P67"/>
          <text:p text:style-name="P46"/>
          <text:p text:style-name="P46">Thunder and Lightning</text:p>
        </text:list-item>
        <text:list-item>
          <text:p text:style-name="P67"/>
          <text:p text:style-name="P46">Keyboards and Mice</text:p>
        </text:list-item>
        <text:list-item>
          <text:p text:style-name="P122"/>
          <text:p text:style-name="P46">Sight and Sound</text:p>
        </text:list-item>
        <text:list-item>
          <text:p text:style-name="P122"/>
          <text:p text:style-name="P46">Readers and Scanners</text:p>
        </text:list-item>
        <text:list-item>
          <text:p text:style-name="P122"/>
          <text:p text:style-name="P46">Using Expansion Cards</text:p>
        </text:list-item>
        <text:list-item>
          <text:p text:style-name="P122"/>
          <text:p text:style-name="P46">Essential Peripherals Quiz</text:p>
        </text:list-item>
        <text:list-item>
          <text:p text:style-name="P74"/>
          <text:p text:style-name="P46"/>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text:soft-page-break/>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7-01T20:26:37.533000000</dc:date>
    <meta:editing-duration>PT18H7M20S</meta:editing-duration>
    <meta:editing-cycles>136</meta:editing-cycles>
    <meta:generator>LibreOffice/6.4.4.2$Windows_X86_64 LibreOffice_project/3d775be2011f3886db32dfd395a6a6d1ca2630ff</meta:generator>
    <meta:document-statistic meta:table-count="0" meta:image-count="0" meta:object-count="0" meta:page-count="13" meta:paragraph-count="362" meta:word-count="3961" meta:character-count="21810" meta:non-whitespace-character-count="18449"/>
  </office:meta>
</office:document-meta>
</file>